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Degree(°)</text:p>
          </table:table-cell>
          <table:table-cell office:value-type="string" table:style-name="ce1">
            <text:p>Intensity(lux)</text:p>
          </table:table-cell>
          <table:table-cell table:style-name="ce1"/>
          <table:table-cell office:value-type="string" table:style-name="ce1">
            <text:p>Degree(°)</text:p>
          </table:table-cell>
          <table:table-cell office:value-type="string" table:style-name="ce1">
            <text:p>Intensity(lux)</text:p>
          </table:table-cell>
          <table:table-cell table:style-name="ce1"/>
          <table:table-cell office:value-type="string" table:style-name="ce1">
            <text:p>Degree(°)</text:p>
          </table:table-cell>
          <table:table-cell office:value-type="string" table:style-name="ce1">
            <text:p>Intensity(lux)</text:p>
          </table:table-cell>
          <table:table-cell table:style-name="ce1"/>
          <table:table-cell office:value-type="string" table:style-name="ce2">
            <text:p>Degree(°)</text:p>
          </table:table-cell>
          <table:table-cell office:value-type="string" table:style-name="ce2">
            <text:p>Intensity(lux)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50" table:style-name="ce1">
            <text:p>45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75" table:style-name="ce1">
            <text:p>27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87" table:style-name="ce1">
            <text:p>187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45" table:style-name="ce1">
            <text:p>945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387" table:style-name="ce1">
            <text:p>387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485" table:style-name="ce1">
            <text:p>485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75" table:style-name="ce1">
            <text:p>275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atural light</text:p>
          </table:table-cell>
          <table:table-cell table:number-columns-repeated="2" table:style-name="ce1"/>
          <table:table-cell office:value-type="string" table:style-name="ce1">
            <text:p>s state polarization</text:p>
          </table:table-cell>
          <table:table-cell table:number-columns-repeated="2" table:style-name="ce1"/>
          <table:table-cell office:value-type="string" table:style-name="ce1">
            <text:p>p state polarization</text:p>
          </table:table-cell>
          <table:table-cell table:number-columns-repeated="2" table:style-name="ce1"/>
          <table:table-cell office:value-type="string" table:style-name="ce1">
            <text:p>30° state polarization approx</text:p>
          </table:table-cell>
          <table:table-cell table:number-columns-repeated="16374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Degree(°)</text:p>
          </table:table-cell>
          <table:table-cell office:value-type="string" table:style-name="ce1">
            <text:p>Intensity(lux)</text:p>
          </table:table-cell>
          <table:table-cell table:number-columns-repeated="2" table:style-name="ce1"/>
          <table:table-cell office:value-type="string" table:number-columns-spanned="2" table:number-rows-spanned="5" table:style-name="ce3">
            <text:p>Reflection angle at 40° constant, incident light polirized at 0° of vibrational plane or parallel polirized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covered-table-cell/>
          <table:covered-table-cell/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covered-table-cell/>
          <table:covered-table-cell/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covered-table-cell/>
          <table:covered-table-cell/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covered-table-cell/>
          <table:covered-table-cell/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number-columns-repeated="1638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82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Andres Mauricio Gomez Mongui</meta:initial-creator>
    <dc:creator>Usuario</dc:creator>
    <meta:creation-date>2021-11-28T21:02:08Z</meta:creation-date>
    <dc:date>2021-12-28T02:58:17Z</dc:date>
    <meta:editing-cycles>3</meta:editing-cycles>
    <meta:editing-duration>PT2788S</meta:editing-duration>
  </office:meta>
</office:document-meta>
</file>